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.11mm"/>
    </style:style>
    <style:style style:name="co2" style:family="table-column">
      <style:table-column-properties fo:break-before="auto" style:column-width="31.84mm"/>
    </style:style>
    <style:style style:name="co3" style:family="table-column">
      <style:table-column-properties fo:break-before="auto" style:column-width="35.15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33.88mm"/>
    </style:style>
    <style:style style:name="co6" style:family="table-column">
      <style:table-column-properties fo:break-before="auto" style:column-width="44.84mm"/>
    </style:style>
    <style:style style:name="co7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Énfasis5" style:data-style-name="N0">
      <style:table-cell-properties fo:background-color="#5b9bd5" style:cell-protect="protected" style:print-content="true" style:text-align-source="fix" style:repeat-content="false" fo:border="0.06pt solid #000000" style:vertical-align="automatic"/>
      <style:paragraph-properties fo:text-align="start" fo:margin-left="0mm"/>
      <style:text-properties fo:color="#ffffff"/>
    </style:style>
    <style:style style:name="ce10" style:family="table-cell" style:parent-style-name="Énfasis5" style:data-style-name="N0">
      <style:table-cell-properties fo:border-bottom="0.06pt solid #000000" fo:background-color="#5b9bd5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fo:color="#ffffff"/>
    </style:style>
    <style:style style:name="ce4" style:family="table-cell" style:parent-style-name="Default" style:data-style-name="N0"/>
    <style:style style:name="ce5" style:family="table-cell" style:parent-style-name="Énfasis5" style:data-style-name="N0">
      <style:table-cell-properties fo:background-color="#5b9bd5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2" style:family="table-cell" style:parent-style-name="Énfasis5" style:data-style-name="N0">
      <style:table-cell-properties fo:border-bottom="none" fo:background-color="#5b9bd5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/>
    </style:style>
    <style:style style:name="ce7" style:family="table-cell" style:parent-style-name="Énfasis5" style:data-style-name="N0">
      <style:table-cell-properties fo:border-bottom="none" fo:background-color="#5b9bd5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ffffff"/>
    </style:style>
    <style:style style:name="ce11" style:family="table-cell" style:parent-style-name="_32_0_25__20_-_20_Énfasis5" style:data-style-name="N0">
      <style:table-cell-properties fo:background-color="#ddebf7" style:cell-protect="protected" style:print-content="true"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Énfasis5" style:data-style-name="N0">
      <style:table-cell-properties fo:border-bottom="none" fo:background-color="#5b9bd5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/>
    </style:style>
    <style:style style:name="ce9" style:family="table-cell" style:parent-style-name="Énfasis5" style:data-style-name="N0">
      <style:table-cell-properties fo:border-bottom="none" fo:background-color="#5b9bd5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/>
    </style:style>
    <style:style style:name="ce19" style:family="table-cell" style:parent-style-name="Default">
      <style:text-properties style:text-underline-style="solid" style:text-underline-width="auto" style:text-underline-color="font-color"/>
    </style:style>
    <style:style style:name="ce18" style:family="table-cell" style:parent-style-name="Default" style:data-style-name="N0">
      <style:text-properties style:text-underline-style="none"/>
    </style:style>
    <style:style style:name="ce15" style:family="table-cell" style:parent-style-name="Default" style:data-style-name="N0">
      <style:text-properties style:text-underline-style="solid" style:text-underline-width="auto" style:text-underline-color="font-colo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lculos" table:style-name="ta1">
        <table:shapes>
          <draw:frame draw:z-index="0" draw:name="Gráfico 1" draw:style-name="gr1" svg:width="145.69mm" svg:height="80.76mm" svg:x="39.43mm" svg:y="57.41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Gráfico 1" draw:style-name="gr1" svg:width="154.44mm" svg:height="80.76mm" svg:x="188.74mm" svg:y="56.8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number-columns-repeated="1017" table:default-cell-style-name="ce4"/>
        <table:table-row table:style-name="ro1">
          <table:table-cell table:style-name="ce2" office:value-type="string" calcext:value-type="string">
            <text:p>Equipo</text:p>
          </table:table-cell>
          <table:table-cell table:style-name="ce5" office:value-type="string" calcext:value-type="string" table:number-columns-spanned="6" table:number-rows-spanned="1">
            <text:p>Lab 104</text:p>
          </table:table-cell>
          <table:covered-table-cell/>
          <table:covered-table-cell table:style-name="ce5" office:value-type="string" calcext:value-type="string">
            <text:p>Lab 104</text:p>
          </table:covered-table-cell>
          <table:covered-table-cell table:number-columns-repeated="3"/>
          <table:table-cell table:style-name="ce12" office:value-type="string" calcext:value-type="string" table:number-columns-spanned="2" table:number-rows-spanned="1">
            <text:p>Speedup</text:p>
          </table:table-cell>
          <table:covered-table-cell table:style-name="ce7" office:value-type="string" calcext:value-type="string">
            <text:p>Speedup</text:p>
          </table:covered-table-cell>
          <table:table-cell table:style-name="ce12" office:value-type="string" calcext:value-type="string" table:number-columns-spanned="2" table:number-rows-spanned="1">
            <text:p>Eficiencia</text:p>
          </table:table-cell>
          <table:covered-table-cell/>
          <table:table-cell table:number-columns-repeated="3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12" office:value-type="string" calcext:value-type="string" table:number-columns-spanned="2" table:number-rows-spanned="1">
            <text:p>Serial</text:p>
          </table:table-cell>
          <table:covered-table-cell table:style-name="ce16" office:value-type="string" calcext:value-type="string">
            <text:p>Crime suspect</text:p>
          </table:covered-table-cell>
          <table:table-cell table:style-name="ce12" office:value-type="string" calcext:value-type="string" table:number-columns-spanned="2" table:number-rows-spanned="1">
            <text:p>Paralelo</text:p>
          </table:table-cell>
          <table:covered-table-cell table:style-name="ce16" office:value-type="string" calcext:value-type="string">
            <text:p>Crime suspect</text:p>
          </table:covered-table-cell>
          <table:table-cell table:style-name="ce12" office:value-type="string" calcext:value-type="string" table:number-columns-spanned="2" table:number-rows-spanned="1">
            <text:p>Paralelo x2 nucleos</text:p>
          </table:table-cell>
          <table:covered-table-cell table:style-name="Default"/>
          <table:table-cell table:style-name="ce7" office:value-type="string" calcext:value-type="string">
            <text:p>Normal</text:p>
          </table:table-cell>
          <table:table-cell table:style-name="ce7" office:value-type="string" calcext:value-type="string">
            <text:p>Crime</text:p>
          </table:table-cell>
          <table:table-cell table:style-name="ce7" office:value-type="string" calcext:value-type="string">
            <text:p>Normal</text:p>
          </table:table-cell>
          <table:table-cell table:style-name="ce7" office:value-type="string" calcext:value-type="string">
            <text:p>Crime</text:p>
          </table:table-cell>
          <table:table-cell table:number-columns-repeated="3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>
            <text:p>Caso de prueba</text:p>
          </table:table-cell>
          <table:table-cell table:style-name="ce7" office:value-type="string" calcext:value-type="string">
            <text:p>Normales</text:p>
          </table:table-cell>
          <table:table-cell table:style-name="ce9" office:value-type="string" calcext:value-type="string">
            <text:p>Crime suspect</text:p>
          </table:table-cell>
          <table:table-cell table:style-name="ce7" office:value-type="string" calcext:value-type="string">
            <text:p>Normales</text:p>
          </table:table-cell>
          <table:table-cell table:style-name="ce9" office:value-type="string" calcext:value-type="string">
            <text:p>Crime suspect</text:p>
          </table:table-cell>
          <table:table-cell table:style-name="ce7" office:value-type="string" calcext:value-type="string">
            <text:p>Normales</text:p>
          </table:table-cell>
          <table:table-cell table:style-name="ce9" office:value-type="string" calcext:value-type="string">
            <text:p>Crime suspect</text:p>
          </table:table-cell>
          <table:table-cell table:style-name="ce11" office:value-type="string" calcext:value-type="string">
            <text:p>0.5</text:p>
          </table:table-cell>
          <table:table-cell table:style-name="ce11" office:value-type="string" calcext:value-type="string">
            <text:p>1.3</text:p>
          </table:table-cell>
          <table:table-cell table:style-name="ce11" office:value-type="string" calcext:value-type="string">
            <text:p>0.03</text:p>
          </table:table-cell>
          <table:table-cell table:style-name="ce11" office:value-type="string" calcext:value-type="string">
            <text:p>0.08</text:p>
          </table:table-cell>
          <table:table-cell table:number-columns-repeated="3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10" office:value-type="string" calcext:value-type="string">
            <text:p>Duracion (s)</text:p>
          </table:table-cell>
          <table:table-cell table:style-name="ce11" office:value-type="float" office:value="454.262" calcext:value-type="float">
            <text:p>454,262</text:p>
          </table:table-cell>
          <table:table-cell table:style-name="ce11" office:value-type="float" office:value="158769.45" calcext:value-type="float">
            <text:p>158769,45</text:p>
          </table:table-cell>
          <table:table-cell table:style-name="ce11" office:value-type="string" calcext:value-type="string">
            <text:p><text:s/>870.7117</text:p>
          </table:table-cell>
          <table:table-cell table:style-name="ce11" office:value-type="float" office:value="119292.2325" calcext:value-type="float">
            <text:p>119292,2325</text:p>
          </table:table-cell>
          <table:table-cell table:style-name="ce11" office:value-type="string" calcext:value-type="string">
            <text:p><text:s/>920.8754</text:p>
          </table:table-cell>
          <table:table-cell table:style-name="ce11" office:value-type="float" office:value="125286.6" calcext:value-type="float">
            <text:p>125286,6</text:p>
          </table:table-cell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Default" table:number-columns-repeated="7"/>
          <table:table-cell table:style-name="ce18"/>
          <table:table-cell table:number-columns-repeated="6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Default" table:number-columns-repeated="7"/>
          <table:table-cell table:number-columns-repeated="7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14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>
            <text:p>Equipo</text:p>
          </table:table-cell>
          <table:table-cell table:style-name="ce5" office:value-type="string" calcext:value-type="string" table:number-columns-spanned="6" table:number-rows-spanned="1">
            <text:p>Cluster Cenat</text:p>
          </table:table-cell>
          <table:covered-table-cell/>
          <table:covered-table-cell table:style-name="ce5" office:value-type="string" calcext:value-type="string">
            <text:p>Lab 104</text:p>
          </table:covered-table-cell>
          <table:covered-table-cell table:number-columns-repeated="3"/>
          <table:table-cell table:style-name="ce12" office:value-type="string" calcext:value-type="string" table:number-columns-spanned="2" table:number-rows-spanned="1">
            <text:p>Speedup</text:p>
          </table:table-cell>
          <table:covered-table-cell table:style-name="ce7" office:value-type="string" calcext:value-type="string">
            <text:p>Speedup</text:p>
          </table:covered-table-cell>
          <table:table-cell table:style-name="ce12" office:value-type="string" calcext:value-type="string" table:number-columns-spanned="2" table:number-rows-spanned="1">
            <text:p>Eficiencia</text:p>
          </table:table-cell>
          <table:covered-table-cell/>
          <table:table-cell table:number-columns-repeated="3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12" office:value-type="string" calcext:value-type="string" table:number-columns-spanned="2" table:number-rows-spanned="1">
            <text:p>Serial</text:p>
          </table:table-cell>
          <table:covered-table-cell table:style-name="ce16" office:value-type="string" calcext:value-type="string">
            <text:p>Crime suspect</text:p>
          </table:covered-table-cell>
          <table:table-cell table:style-name="ce12" office:value-type="string" calcext:value-type="string" table:number-columns-spanned="2" table:number-rows-spanned="1">
            <text:p>Paralelo</text:p>
          </table:table-cell>
          <table:covered-table-cell table:style-name="ce16" office:value-type="string" calcext:value-type="string">
            <text:p>Crime suspect</text:p>
          </table:covered-table-cell>
          <table:table-cell table:style-name="ce12" office:value-type="string" calcext:value-type="string" table:number-columns-spanned="2" table:number-rows-spanned="1">
            <text:p>Paralelo x2 nucleos</text:p>
          </table:table-cell>
          <table:covered-table-cell table:style-name="Default"/>
          <table:table-cell table:style-name="ce7" table:number-columns-repeated="4"/>
          <table:table-cell table:number-columns-repeated="3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>
            <text:p>Caso de prueba</text:p>
          </table:table-cell>
          <table:table-cell table:style-name="ce7" office:value-type="string" calcext:value-type="string">
            <text:p>Normales</text:p>
          </table:table-cell>
          <table:table-cell table:style-name="ce9" office:value-type="string" calcext:value-type="string">
            <text:p>Crime suspect</text:p>
          </table:table-cell>
          <table:table-cell table:style-name="ce7" office:value-type="string" calcext:value-type="string">
            <text:p>Normales</text:p>
          </table:table-cell>
          <table:table-cell table:style-name="ce9" office:value-type="string" calcext:value-type="string">
            <text:p>Crime suspect</text:p>
          </table:table-cell>
          <table:table-cell table:style-name="ce7" office:value-type="string" calcext:value-type="string">
            <text:p>Normales</text:p>
          </table:table-cell>
          <table:table-cell table:style-name="ce9" office:value-type="string" calcext:value-type="string">
            <text:p>Crime suspect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10" office:value-type="string" calcext:value-type="string">
            <text:p>Duracion (s)</text:p>
          </table:table-cell>
          <table:table-cell table:style-name="ce11" office:value-type="float" office:value="1932.36" calcext:value-type="float">
            <text:p>1932,36</text:p>
          </table:table-cell>
          <table:table-cell table:style-name="ce11" office:value-type="float" office:value="856477.81" calcext:value-type="float">
            <text:p>856477,81</text:p>
          </table:table-cell>
          <table:table-cell table:style-name="ce11" office:value-type="string" calcext:value-type="string">
            <text:p>clea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clear</text:p>
          </table:table-cell>
          <table:table-cell table:style-name="ce1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6"/>
          <table:table-cell table:style-name="ce19"/>
          <table:table-cell table:number-columns-repeated="1017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" table:number-rows-repeated="21">
          <table:table-cell table:number-columns-repeated="1024"/>
        </table:table-row>
        <table:table-row table:style-name="ro1">
          <table:table-cell table:number-columns-repeated="11"/>
          <table:table-cell table:style-name="ce15"/>
          <table:table-cell table:number-columns-repeated="101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Énfasis1" style:display-name="20% - Énfasis1" style:family="table-cell" style:parent-style-name="Default" style:data-style-name="N0">
      <style:table-cell-properties fo:background-color="#d9e1f2" style:vertical-align="automatic"/>
    </style:style>
    <style:style style:name="_32_0_25__20_-_20_Énfasis5" style:display-name="20% - Énfasis5" style:family="table-cell" style:parent-style-name="Default" style:data-style-name="N0">
      <style:table-cell-properties fo:background-color="#ddebf7" style:vertical-align="automatic"/>
    </style:style>
    <style:style style:name="_32_0_25__20_-_20_Énfasis6" style:display-name="20% - Énfasis6" style:family="table-cell" style:parent-style-name="Default" style:data-style-name="N0">
      <style:table-cell-properties fo:background-color="#e2efda" style:vertical-align="automatic"/>
    </style:style>
    <style:style style:name="_34_0_25__20_-_20_Énfasis5" style:display-name="40% - Énfasis5" style:family="table-cell" style:parent-style-name="Default" style:data-style-name="N0">
      <style:table-cell-properties fo:background-color="#bdd7ee" style:vertical-align="automatic"/>
    </style:style>
    <style:style style:name="Énfasis1" style:family="table-cell" style:parent-style-name="Default" style:data-style-name="N0">
      <style:table-cell-properties fo:background-color="#4472c4" style:vertical-align="automatic"/>
      <style:text-properties fo:color="#ffffff"/>
    </style:style>
    <style:style style:name="Énfasis5" style:family="table-cell" style:parent-style-name="Default" style:data-style-name="N0">
      <style:table-cell-properties fo:background-color="#5b9bd5" style:vertical-align="automatic"/>
      <style:text-properties fo:color="#ffffff"/>
    </style:style>
    <style:style style:name="Énfasis6" style:family="table-cell" style:parent-style-name="Default" style:data-style-name="N0">
      <style:table-cell-properties fo:background-color="#70ad47" style:vertical-align="automatic"/>
      <style:text-properties fo:color="#ffffff"/>
    </style:style>
    <style:style style:name="Incorrecto" style:family="table-cell" style:parent-style-name="Default" style:data-style-name="N0">
      <style:table-cell-properties fo:background-color="#ffc7ce" style:vertical-align="automatic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 style:data-style-name="N2" text:time-value="16:36:23.0980823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Rubio</meta:initial-creator>
    <meta:creation-date>2018-09-10T01:30:06Z</meta:creation-date>
    <dc:date>2018-10-31T16:38:30.925021482</dc:date>
    <meta:editing-cycles>13</meta:editing-cycles>
    <meta:editing-duration>PT3H48M45S</meta:editing-duration>
    <meta:document-statistic meta:table-count="1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C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end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dash" draw:stroke-dash="Dash" svg:stroke-width="0.053cm" svg:stroke-color="#ed7d31" draw:fill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4472c4" draw:fill="none" draw:fill-color="#4472c4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445cm" svg:height="8.077cm" xlink:href="." xlink:type="simple" chart:class="chart:line" chart:style-name="ch1">
        <chart:title svg:x="0.349cm" svg:y="0.297cm" chart:style-name="ch2">
          <text:p>Cuadro comparativo de tiempos de ejecucion (s) version paralela</text:p>
        </chart:title>
        <chart:legend chart:legend-position="end" svg:x="10.84cm" svg:y="3.49cm" style:legend-expansion="high" chart:style-name="ch3"/>
        <chart:plot-area chart:style-name="ch4" chart:data-source-has-labels="both" svg:x="0.862cm" svg:y="1.088cm" svg:width="9.722cm" svg:height="5.658cm">
          <chartooo:coordinate-region svg:x="2.233cm" svg:y="1.287cm" svg:width="7.887cm" svg:height="5.26cm"/>
          <chart:axis chart:dimension="x" chart:name="primary-x" chart:style-name="ch5" chartooo:axis-type="text">
            <chart:categories table:cell-range-address="local-table.$A$2:.$A$3"/>
          </chart:axis>
          <chart:axis chart:dimension="x" chart:name="secondary-x" chart:style-name="ch6"/>
          <chart:axis chart:dimension="y" chart:name="primary-y" chart:style-name="ch7">
            <chart:title svg:x="0cm" svg:y="6.104cm" chart:style-name="ch8">
              <text:p>Cant de veces optimizados</text:p>
            </chart:title>
          </chart:axis>
          <chart:axis chart:dimension="y" chart:name="secondary-y" chart:style-name="ch9"/>
          <chart:series chart:attached-axis="primary-y" chart:style-name="ch10" chart:values-cell-range-address="local-table.$C$2:.$C$3" chart:label-cell-address="local-table.$C$1" chart:class="chart:line">
            <chart:data-point chart:repeated="2"/>
          </chart:series>
          <chart:series chart:attached-axis="secondary-y" chart:style-name="ch11" chart:values-cell-range-address="local-table.$D$2:.$D$3" chart:label-cell-address="local-table.$D$1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rime suspect</text:p>
              </table:table-cell>
              <table:table-cell office:value-type="string">
                <text:p>Normal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58769.45">
                <text:p>158769.45</text:p>
              </table:table-cell>
              <table:table-cell office:value-type="float" office:value="4.262">
                <text:p>4.2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56477.81">
                <text:p>856477.81</text:p>
              </table:table-cell>
              <table:table-cell office:value-type="float" office:value="7.8939">
                <text:p>7.89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Dash" draw:style="rect" draw:dots1="1" draw:dots1-length="0.159cm" draw:distance="0.159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C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end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dash" draw:stroke-dash="Dash" svg:stroke-width="0.053cm" svg:stroke-color="#ed7d31" draw:fill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4472c4" draw:fill="none" draw:fill-color="#4472c4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4.57cm" svg:height="8.077cm" xlink:href="." xlink:type="simple" chart:class="chart:line" chart:style-name="ch1">
        <chart:title svg:x="0.204cm" svg:y="0.297cm" chart:style-name="ch2">
          <text:p>Cuadro comparativo de tiempos de ejecucion (s) version serial</text:p>
        </chart:title>
        <chart:legend chart:legend-position="end" svg:x="9.965cm" svg:y="3.49cm" style:legend-expansion="high" chart:style-name="ch3"/>
        <chart:plot-area chart:style-name="ch4" chart:data-source-has-labels="both" svg:x="0.736cm" svg:y="1.088cm" svg:width="9.276cm" svg:height="5.658cm">
          <chartooo:coordinate-region svg:x="2.107cm" svg:y="1.287cm" svg:width="7.441cm" svg:height="5.26cm"/>
          <chart:axis chart:dimension="x" chart:name="primary-x" chart:style-name="ch5" chartooo:axis-type="text">
            <chart:categories table:cell-range-address="local-table.$A$2:.$A$3"/>
          </chart:axis>
          <chart:axis chart:dimension="x" chart:name="secondary-x" chart:style-name="ch6"/>
          <chart:axis chart:dimension="y" chart:name="primary-y" chart:style-name="ch7">
            <chart:title svg:x="0cm" svg:y="6.104cm" chart:style-name="ch8">
              <text:p>Cant de veces optimizados</text:p>
            </chart:title>
          </chart:axis>
          <chart:axis chart:dimension="y" chart:name="secondary-y" chart:style-name="ch9"/>
          <chart:series chart:attached-axis="primary-y" chart:style-name="ch10" chart:values-cell-range-address="local-table.$C$2:.$C$3" chart:label-cell-address="local-table.$C$1" chart:class="chart:line">
            <chart:data-point chart:repeated="2"/>
          </chart:series>
          <chart:series chart:attached-axis="secondary-y" chart:style-name="ch11" chart:values-cell-range-address="local-table.$D$2:.$D$3" chart:label-cell-address="local-table.$D$1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rime suspect</text:p>
              </table:table-cell>
              <table:table-cell office:value-type="string">
                <text:p>Normal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58769.45">
                <text:p>158769.45</text:p>
              </table:table-cell>
              <table:table-cell office:value-type="float" office:value="4.262">
                <text:p>4.2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56477.81">
                <text:p>856477.81</text:p>
              </table:table-cell>
              <table:table-cell office:value-type="float" office:value="7.8939">
                <text:p>7.89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Dash" draw:style="rect" draw:dots1="1" draw:dots1-length="0.159cm" draw:distance="0.159cm"/>
  </office:styles>
</office:document-styles>
</file>